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/>
    </style:style>
    <style:style style:name="P3" style:family="paragraph" style:parent-style-name="Preformatted_20_Text">
      <style:paragraph-properties fo:margin-top="0cm" fo:margin-bottom="0.499cm"/>
    </style:style>
    <style:style style:name="T1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talling RHEL EPEL Repo on Centos 5.x or 6.x </text:h>
      <text:list xml:id="list30593564" text:style-name="L1">
        <text:list-item>
          <text:p text:style-name="P2">Article ID: <text:span text:style-name="T1">1272</text:span> </text:p>
        </text:list-item>
        <text:list-item>
          <text:p text:style-name="P2">Last updated on <text:span text:style-name="T1">February 13, 2013</text:span> </text:p>
        </text:list-item>
        <text:list-item>
          <text:p text:style-name="P1">Authored by: <text:span text:style-name="T1">Rackspace Support</text:span> </text:p>
        </text:list-item>
      </text:list>
      <text:p text:style-name="Horizontal_20_Line"/>
      <text:section text:style-name="Sect1" text:name="block-system-main">
        <text:h text:style-name="Heading_20_2" text:outline-level="2">How to install RHEL EPEL repository on Centos 5.x or 6.x</text:h>
        <text:p text:style-name="Text_20_body">The following article will describe how to configure a CentOS 5.x-based or Centos 6.x-based system to use Fedora Epel repos and third party <text:span text:style-name="Strong_20_Emphasis">remi</text:span> package repos. These package repositories are not officially supported by CentOS, but they provide much more current versions of popular applications like PHP or MYSQL.</text:p>
        <text:h text:style-name="Heading_20_3" text:outline-level="3">Install the extra repositories</text:h>
        <text:p text:style-name="Text_20_body">The first step requires downloading some RPM files that contain the additional YUM repository definitions. The instructions below point to the 64-bit versions that work with our Cloud Server instances.</text:p>
        <text:h text:style-name="Heading_20_4" text:outline-level="4">Centos 5.x</text:h>
        <text:p text:style-name="Preformatted_20_Text"><text:bookmark text:name="pre-0"/><text:bookmark text:name="highlighter-0"/>wget http://dl.fedoraproject.org/pub/epel/5/x86_64/epel-release-5-4.noarch.rpm</text:p>
        <text:p text:style-name="Preformatted_20_Text">wget http://rpms.famillecollet.com/enterprise/remi-release-5.rpm</text:p>
        <text:p text:style-name="P3">sudo rpm -Uvh remi-release-5*.rpm epel-release-5*.rpm</text:p>
        <text:h text:style-name="Heading_20_4" text:outline-level="4">Centos 6.x</text:h>
        <text:p text:style-name="Preformatted_20_Text"><text:bookmark text:name="pre-1"/><text:bookmark text:name="highlighter-1"/>wget http://dl.fedoraproject.org/pub/epel/6/x86_64/epel-release-6-8.noarch.rpm</text:p>
        <text:p text:style-name="Preformatted_20_Text">wget http://rpms.famillecollet.com/enterprise/remi-release-6.rpm</text:p>
        <text:p text:style-name="P3">sudo rpm -Uvh remi-release-6*.rpm epel-release-6*.rpm</text:p>
        <text:p text:style-name="Text_20_body">Once installed you should see some additional repo definitions under the <text:span text:style-name="Emphasis">/etc/yum.repos.d</text:span> directory.</text:p>
        <text:p text:style-name="Preformatted_20_Text"><text:bookmark text:name="pre-2"/><text:bookmark text:name="highlighter-2"/>$ ls -1 /etc/yum.repos.d/epel* /etc/yum.repos.d/remi.repo</text:p>
        <text:p text:style-name="Preformatted_20_Text">/etc/yum.repos.d/epel.repo</text:p>
        <text:p text:style-name="Preformatted_20_Text">/etc/yum.repos.d/epel-testing.repo</text:p>
        <text:p text:style-name="P3">/etc/yum.repos.d/remi.repo</text:p>
        <text:h text:style-name="Heading_20_3" text:outline-level="3">Enable the remi repository</text:h>
        <text:p text:style-name="Text_20_body">The remi repository provides a variety of up-to-date packages that are useful or are a requirement for many popular web-based services. That means it generally is not a bad idea to enable the remi repositories by default.</text:p>
        <text:p text:style-name="Text_20_body">First, open the <text:span text:style-name="Emphasis">/etc/yum.repos.d/remi.repo</text:span> repository file using a text editor of your choice:</text:p>
        <text:p text:style-name="P3"><text:bookmark text:name="pre-3"/><text:bookmark text:name="highlighter-3"/>sudo vim /etc/yum.repos.d/remi.repo</text:p>
        <text:p text:style-name="Text_20_body">Edit the <text:span text:style-name="Strong_20_Emphasis">[remi]</text:span> portion of the file so that the <text:span text:style-name="Emphasis">enabled</text:span> option is set to <text:span text:style-name="Emphasis">1</text:span>. This will enable the remi repository.</text:p>
        <text:p text:style-name="Preformatted_20_Text"><text:bookmark text:name="pre-4"/><text:bookmark text:name="highlighter-4"/><text:soft-page-break/>name=Les RPM de remi pour Enterprise Linux $releasever - $basearch</text:p>
        <text:p text:style-name="Preformatted_20_Text">#baseurl=http://rpms.famillecollet.com/enterprise/$releasever/remi/$basearch/</text:p>
        <text:p text:style-name="Preformatted_20_Text">mirrorlist=http://rpms.famillecollet.com/enterprise/$releasever/remi/mirror</text:p>
        <text:p text:style-name="Preformatted_20_Text">enabled=1</text:p>
        <text:p text:style-name="Preformatted_20_Text">gpgcheck=1</text:p>
        <text:p text:style-name="Preformatted_20_Text">gpgkey=file:///etc/pki/rpm-gpg/RPM-GPG-KEY-remi</text:p>
        <text:p text:style-name="P3">failovermethod=priority</text:p>
        <text:p text:style-name="Text_20_body">You will now have a larger array of yum repositories from which to install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Mangal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Mangal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23T10:43:58.75</meta:creation-date>
    <meta:document-statistic meta:table-count="0" meta:image-count="0" meta:object-count="0" meta:page-count="2" meta:paragraph-count="34" meta:word-count="271" meta:character-count="2256"/>
    <dc:date>2013-12-23T10:44:58.11</dc:date>
    <meta:editing-duration>PT1M5S</meta:editing-duration>
    <meta:editing-cycles>1</meta:editing-cycles>
    <meta:generator>LibreOffice/3.3$Win32 LibreOffice_project/330m19$Build-6</meta:generator>
  </office:meta>
</office:document-meta>
</file>